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218cm"/>
    </style:style>
    <style:style style:name="co3" style:family="table-column">
      <style:table-column-properties fo:break-before="auto" style:column-width="2.5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ISSUE</text:p>
          </table:table-cell>
          <table:table-cell office:value-type="string">
            <text:p>DESCRIPTION</text:p>
          </table:table-cell>
          <table:table-cell office:value-type="string">
            <text:p>SOLUTION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</table:table-row>
        <table:table-row table:style-name="ro2">
          <table:table-cell office:value-type="string">
            <text:p>ProfileImage</text:p>
          </table:table-cell>
          <table:table-cell office:value-type="string">
            <text:p>On User Reg is Profile Img mandatory?</text:p>
          </table:table-cell>
          <table:table-cell office:value-type="string">
            <text:p>Check and Fix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</table:table-row>
        <table:table-row table:style-name="ro2">
          <table:table-cell office:value-type="string">
            <text:p>mailtoError</text:p>
          </table:table-cell>
          <table:table-cell office:value-type="string">
            <text:p>mailto:localhost/AccessConfirm.xhtml?id=user5@gdf.user</text:p>
          </table:table-cell>
          <table:table-cell office:value-type="string">
            <text:p>remove mailto: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</table:table-row>
        <table:table-row table:style-name="ro2">
          <table:table-cell office:value-type="string">
            <text:p>Logout</text:p>
          </table:table-cell>
          <table:table-cell office:value-type="string">
            <text:p>Not working</text:p>
          </table:table-cell>
          <table:table-cell office:value-type="string">
            <text:p>Fix It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Header</text:p>
          </table:table-cell>
          <table:table-cell office:value-type="string">
            <text:p>Header displayes the logged in User twice. The second one is not visible and must not be present</text:p>
          </table:table-cell>
          <table:table-cell office:value-type="string">
            <text:p>Check BJM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</table:table-row>
        <table:table-row table:style-name="ro3" table:number-rows-repeated="104857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6">06/11/2021</text:date>, <text:time>23:0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nder Singh</meta:initial-creator>
    <meta:creation-date>2021-11-05T22:28:10</meta:creation-date>
    <meta:generator>OpenOffice/4.1.7$Unix OpenOffice.org_project/417m1$Build-9800</meta:generator>
    <dc:date>2021-11-06T23:04:36</dc:date>
    <dc:creator>Satinder Singh</dc:creator>
    <meta:editing-duration>PT50M50S</meta:editing-duration>
    <meta:editing-cycles>7</meta:editing-cycles>
    <meta:document-statistic meta:table-count="3" meta:cell-count="25" meta:object-count="0"/>
  </office:meta>
</office:document-meta>
</file>